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style:border-line-width-bottom="0.0118in 0.0118in 0.0118in" fo:padding-left="0in" fo:padding-right="0in" fo:padding-top="0in" fo:padding-bottom="0.0291in" fo:border-left="none" fo:border-right="none" fo:border-top="none" fo:border-bottom="2.49pt double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reformatted_20_Text">Stepe to explore cas proteins in bacterial genome (next step explore them in metagenome)</text:p>
      <text:p text:style-name="Preformatted_20_Text"/>
      <text:p text:style-name="Preformatted_20_Text">0) https://www.biostars.org/p/214355/</text:p>
      <text:p text:style-name="Preformatted_20_Text">Download complete bacterial genomes and associated plasmid sequences from NCBI</text:p>
      <text:p text:style-name="Preformatted_20_Text"/>
      <text:p text:style-name="Preformatted_20_Text">For this project, it is downloaded like this: <text:s/>(https://www.ncbi.nlm.nih.gov/genome/doc/ftpfaq/#downloadservice)</text:p>
      <text:p text:style-name="Preformatted_20_Text"/>
      <text:p text:style-name="Preformatted_20_Text">to download genomic FASTA sequence for all RefSeq bacterial complete genome assemblies:</text:p>
      <text:p text:style-name="Preformatted_20_Text"/>
      <text:p text:style-name="Preformatted_20_Text">Start with an "all[filter]" query on Assembly (https://www.ncbi.nlm.nih.gov/assembly)</text:p>
      <text:p text:style-name="Preformatted_20_Text">Select "Bacteria" from the "Organism group" facet in the left-hand sidebar</text:p>
      <text:p text:style-name="Preformatted_20_Text">Select "Complete genome" from the "Assembly level" facet in the left-hand sidebar</text:p>
      <text:p text:style-name="Preformatted_20_Text">Click on the "Download Assemblies" button to open the download menu</text:p>
      <text:p text:style-name="Preformatted_20_Text">Leave "Source database" set to RefSeq</text:p>
      <text:p text:style-name="Preformatted_20_Text">Select "Genomic FASTA" from the "File type" menu</text:p>
      <text:p text:style-name="Preformatted_20_Text">Wait for the "calculating size..." message to be replaced by an estimated size</text:p>
      <text:p text:style-name="Preformatted_20_Text">Click Download, you may get a pop-up window asking if/where you want to save the genome_assemblies.tar archive file</text:p>
      <text:p text:style-name="Preformatted_20_Text">After the download has finished, expand the tar archive</text:p>
      <text:p text:style-name="Preformatted_20_Text">The resulting folder named "genome_assemblies" will contain:</text:p>
      <text:p text:style-name="Preformatted_20_Text">a report.txt file that provides a summary of what was downloaded</text:p>
      <text:p text:style-name="Preformatted_20_Text">a folder named like "ncbi-genomes-YYYY-MM-DD", where YYYY-MM-DD is the date of the download, containing:</text:p>
      <text:p text:style-name="Preformatted_20_Text">a README.txt file</text:p>
      <text:p text:style-name="Preformatted_20_Text">an md5checksums.txt file</text:p>
      <text:p text:style-name="Preformatted_20_Text">many data files with names like *_genomic.fna.gz, in which the first part of the name is the assembly accession followed by the assembly name</text:p>
      <text:p text:style-name="P1"/>
      <text:p text:style-name="Preformatted_20_Text"/>
      <text:p text:style-name="Preformatted_20_Text"/>
      <text:p text:style-name="Preformatted_20_Text"/>
      <text:p text:style-name="Preformatted_20_Text">1) annotate bacterial genome (make faa files), then make protein database</text:p>
      <text:p text:style-name="Preformatted_20_Text"/>
      <text:p text:style-name="Preformatted_20_Text">TAGS=$(ls /home/cas_pipeline/all_initial_input/*.fna)</text:p>
      <text:p text:style-name="Preformatted_20_Text"/>
      <text:p text:style-name="Preformatted_20_Text">for file in $TAGS; do tag=${file%.fna}; prokka --outdir $all_final_output/prokka/$tag --force --prefix Bacterialgenome "$file"; done</text:p>
      <text:p text:style-name="Preformatted_20_Text"/>
      <text:p text:style-name="Preformatted_20_Text">tags=$(ls *.faa)</text:p>
      <text:p text:style-name="Preformatted_20_Text">cat $tags &gt; seqdb</text:p>
      <text:p text:style-name="P1"/>
      <text:p text:style-name="Preformatted_20_Text"/>
      <text:p text:style-name="Preformatted_20_Text">2) using hmmbuild: build a profile HMM from an alignment (566 cas protein alignment files was used)</text:p>
      <text:p text:style-name="Preformatted_20_Text"/>
      <text:p text:style-name="Preformatted_20_Text">for alignfile in *.FASTA; do hmmbuild /home/sedreh/Downloads/Supplementary_Dataset_2.profiles/hmm_profiles/"${alignfile%.*}" $alignfile; done</text:p>
      <text:p text:style-name="Preformatted_20_Text">for alignfile in *.sr; do hmmbuild /home/sedreh/Downloads/Supplementary_Dataset_2.profiles/Type_VI_profiles/hmm_profiles/"${alignfile%.*}" $alignfile; done</text:p>
      <text:p text:style-name="Preformatted_20_Text">for alignfile in *.sr; do hmmbuild <text:soft-page-break/>/home/sedreh/Downloads/Supplementary_Dataset_2.profiles/Type_V_profiles/hmm_profiles/"${alignfile%.*}" $alignfile; done </text:p>
      <text:p text:style-name="Preformatted_20_Text"/>
      <text:p text:style-name="Preformatted_20_Text"/>
      <text:p text:style-name="Preformatted_20_Text"># using hmmsearch: search a sequence database with a profile HMM</text:p>
      <text:p text:style-name="Preformatted_20_Text"><text:s/></text:p>
      <text:p text:style-name="Preformatted_20_Text">for i in *.hmm; do hmmsearch --tblout /home/sedreh/Downloads/all_that_I_have/clustering/profiles/hmmsearch_results/${i}.tbl ${i} /home/sedreh/Downloads/all_that_I_have/clustering/test/faa_files/seqdb ; done</text:p>
      <text:p text:style-name="Preformatted_20_Text"/>
      <text:p text:style-name="Preformatted_20_Text"># now we have all significant hits from hmmseaech! I need to take first column of each file(I mean Ids) and then we need to prepare bash files to extract sequence of seach Id from protein sequence database</text:p>
      <text:p text:style-name="P1"/>
      <text:p text:style-name="Preformatted_20_Text"/>
      <text:p text:style-name="Preformatted_20_Text">solving the problem of esl-sfetch for fetching the significant hit sequences from database</text:p>
      <text:p text:style-name="Preformatted_20_Text"/>
      <text:p text:style-name="Preformatted_20_Text">Steps to create a permanent Bash alias:</text:p>
      <text:p text:style-name="Preformatted_20_Text">Open the Terminal app</text:p>
      <text:p text:style-name="Preformatted_20_Text"/>
      <text:p text:style-name="Preformatted_20_Text">Edit ~/.bash_aliases or ~/.bashrc file using: nano ~/.bash_aliases</text:p>
      <text:p text:style-name="Preformatted_20_Text">Append your bash alias --&gt;&gt; <text:s/>alias update='sudo yum update'</text:p>
      <text:p text:style-name="Preformatted_20_Text">For example append: alias esl-sfetch='/home/sedreh/hmmer/hmmer-3.1b2-linux-intel-x86_64/binaries/./esl-sfetch'</text:p>
      <text:p text:style-name="Preformatted_20_Text">Save and close the file.</text:p>
      <text:p text:style-name="P1">Activate alias by typing: source ~/.bash_aliases</text:p>
      <text:p text:style-name="Preformatted_20_Text"/>
      <text:p text:style-name="Preformatted_20_Text"/>
      <text:p text:style-name="Preformatted_20_Text">3) Extracting significant hits using HMMSEARCH</text:p>
      <text:p text:style-name="Preformatted_20_Text"/>
      <text:p text:style-name="Preformatted_20_Text">database=$'/home/sedreh/Downloads/all_that_I_have/clustering/test/genomes/prokka/DATABASE'</text:p>
      <text:p text:style-name="Preformatted_20_Text">INDIR=$'/home/sedreh/Downloads/all_that_I_have/clustering/profiles'</text:p>
      <text:p text:style-name="Preformatted_20_Text">OUTDIR=$'/home/sedreh/Downloads/all_that_I_have/clustering/profiles/hmmsearch_results'</text:p>
      <text:p text:style-name="Preformatted_20_Text">mkdir $OUTDIR</text:p>
      <text:p text:style-name="Preformatted_20_Text">FILES=$(ls $INDIR/*.hmm)</text:p>
      <text:p text:style-name="Preformatted_20_Text">for i in $FILES; do hmmsearch --tblout $OUTDIR/${i}.tbl ${i} $database ; done</text:p>
      <text:p text:style-name="P1"/>
      <text:p text:style-name="Preformatted_20_Text"/>
      <text:p text:style-name="Preformatted_20_Text">4) Creating final fastas containg sequences from final hits (extracting first column)</text:p>
      <text:p text:style-name="Preformatted_20_Text"/>
      <text:p text:style-name="Preformatted_20_Text">INDIR=$'/home/sedreh/Downloads/all_that_I_have/clustering/profiles/hmmsearch_results'</text:p>
      <text:p text:style-name="Preformatted_20_Text">OUTDIR=$'/home/sedreh/Downloads/all_that_I_have/clustering/profiles/hmmsearch_results/lists'</text:p>
      <text:p text:style-name="Preformatted_20_Text">cd $INDIR</text:p>
      <text:p text:style-name="Preformatted_20_Text">mkdir $OUTDIR</text:p>
      <text:p text:style-name="Preformatted_20_Text">mkdir $OUTDIR_new</text:p>
      <text:p text:style-name="Preformatted_20_Text">tables=$(cd $INDIR &amp;&amp; ls *.hmm.tbl)</text:p>
      <text:p text:style-name="Preformatted_20_Text">for i in $tables; do grep -v "^#" ${i} | awk '{print $1}' &gt;&gt; $OUTDIR/$i.cleaned_fasta; done</text:p>
      <text:p text:style-name="Preformatted_20_Text"/>
      <text:p text:style-name="Preformatted_20_Text">INDIR=$'/home/sedreh/Downloads/all_that_I_have/clustering/profiles/hmmsearch_results/lists'</text:p>
      <text:p text:style-name="Preformatted_20_Text"><text:soft-page-break/>OUTDIR=$'/home/sedreh/Downloads/all_that_I_have/clustering/profiles/hmmsearch_results/final'</text:p>
      <text:p text:style-name="Preformatted_20_Text">mkdir $OUTDIR</text:p>
      <text:p text:style-name="Preformatted_20_Text">tables=$(cd $INDIR &amp;&amp; ls *.hmm.tbl.cleaned_fasta)</text:p>
      <text:p text:style-name="Preformatted_20_Text">for i in $tables; do esl-sfetch -f $database $INDIR/${i} &gt; $OUTDIR/${i%.fasta}; done</text:p>
      <text:p text:style-name="P1"/>
      <text:p text:style-name="Preformatted_20_Text"/>
      <text:p text:style-name="Preformatted_20_Text"/>
      <text:p text:style-name="Preformatted_20_Text">5) cluster the sequences </text:p>
      <text:p text:style-name="Preformatted_20_Text"/>
      <text:p text:style-name="Preformatted_20_Text">INDIR=$'/home/sedreh/Downloads/all_that_I_have/clustering/profiles/hmmsearch_results/final'</text:p>
      <text:p text:style-name="Preformatted_20_Text">OUTDIR=$'/home/sedreh/Downloads/all_that_I_have/clustering/profiles/clustering'</text:p>
      <text:p text:style-name="Preformatted_20_Text">mkdir OUTDIR</text:p>
      <text:p text:style-name="Preformatted_20_Text"/>
      <text:p text:style-name="Preformatted_20_Text">links=$(ls $INDIR/*.cleaned_fasta)</text:p>
      <text:p text:style-name="Preformatted_20_Text"/>
      <text:p text:style-name="Preformatted_20_Text"/>
      <text:p text:style-name="Preformatted_20_Text">ln -s $links $cd_hit_input</text:p>
      <text:p text:style-name="Preformatted_20_Text"/>
      <text:p text:style-name="Preformatted_20_Text"># this is an important path, it must needs be modified for containerisation</text:p>
      <text:p text:style-name="Preformatted_20_Text">path_to_cdhit=$'/home/sedreh/Downloads/cdhit-master/psi-cd-hit'</text:p>
      <text:p text:style-name="Preformatted_20_Text"/>
      <text:p text:style-name="Preformatted_20_Text">cd_hit_input=$"$path_to_cdhit"</text:p>
      <text:p text:style-name="Preformatted_20_Text"/>
      <text:p text:style-name="Preformatted_20_Text">TAGS=$(ls $cd_hit_input/*.cleaned_fasta | xargs -n 1 basename)</text:p>
      <text:p text:style-name="Preformatted_20_Text"/>
      <text:p text:style-name="Preformatted_20_Text"/>
      <text:p text:style-name="Preformatted_20_Text">for i in $TAGS; do cd $path_to_cdhit/; ./psi-cd-hit.pl -i ${i} -o ${i%.hmm.tbl.cleaned_fasta} -c 0.95; done</text:p>
      <text:p text:style-name="Preformatted_20_Text"/>
      <text:p text:style-name="P1"/>
      <text:p text:style-name="Preformatted_20_Text"/>
      <text:p text:style-name="Preformatted_20_Text"/>
      <text:p text:style-name="Preformatted_20_Text"/>
      <text:p text:style-name="Preformatted_20_Text">6) Then do multiple sequence alignment</text:p>
      <text:p text:style-name="Preformatted_20_Text"/>
      <text:p text:style-name="Preformatted_20_Text">for i in $(ls *.clean.fasta); do muscle -in $i -out /home/sedreh/Downloads/all_that_I_have/clustering/hmmsearch/alignments/fastas/clean/$i.fasta; done</text:p>
      <text:p text:style-name="Preformatted_20_Text">muscle -in /home/sedreh/Downloads/cdhit-master/psi-cd-hit/Cas10_0_III -out /home/sedreh/Downloads/cdhit-master/psi-cd-hit/Cas10_0_III.alignment</text:p>
      <text:p text:style-name="P1"/>
      <text:p text:style-name="Preformatted_20_Text"/>
      <text:p text:style-name="Preformatted_20_Text"/>
      <text:p text:style-name="Preformatted_20_Text">7) Then make tree</text:p>
      <text:p text:style-name="Preformatted_20_Text">for f in *.fasta; do iqtree -s $f -bb 1000 -alrt 1000 -nt 6</text:p>
      <text:p text:style-name="Preformatted_20_Text">iqtree -s /home/sedreh/Downloads/cdhit-master/psi-cd-hit/Cas10_0_III.alignment -bb 1000 -alrt 1000 -nt 6</text:p>
      <text:p text:style-name="P1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text:tab/><text:tab/><text:tab/><text:tab/>next task</text:p>
      <text:p text:style-name="Preformatted_20_Text"/>
      <text:p text:style-name="Preformatted_20_Text">1) cluster the results of hmmsearch (clean fastas) using cd-hit</text:p>
      <text:p text:style-name="Preformatted_20_Text">inputfiles should be in the pATH (/home/sedreh/cdhit-4.8.1/psi-cd-hit)</text:p>
      <text:p text:style-name="Preformatted_20_Text"/>
      <text:p text:style-name="Preformatted_20_Text">for i in *.clean.fasta; do ./psi-cd-hit.pl -i $i -o /home/sedreh/cdhit-4.8.1/psi-cd-hit/cas_output/${i%.*}; -c 0.9; done</text:p>
      <text:p text:style-name="Preformatted_20_Text"/>
      <text:p text:style-name="Preformatted_20_Text"/>
      <text:p text:style-name="Preformatted_20_Text">./psi-cd-hit.pl -i Cas12c_0_VC.hmm.tbl.cleaned_fasta -o Cas12c_0_VC -c 0.95</text:p>
      <text:p text:style-name="Preformatted_20_Text"/>
      <text:p text:style-name="Preformatted_20_Text"/>
      <text:p text:style-name="Preformatted_20_Text"/>
      <text:p text:style-name="Preformatted_20_Text">move all representative sequence files to the folder:</text:p>
      <text:p text:style-name="Preformatted_20_Text"/>
      <text:p text:style-name="Preformatted_20_Text">for f in *.clean; do</text:p>
      <text:p text:style-name="Preformatted_20_Text"><text:s text:c="4"/>mv -vn "$f" "/home/sedreh/Downloads/all_that_I_have/clustering/cd_hit_results";</text:p>
      <text:p text:style-name="Preformatted_20_Text">done</text:p>
      <text:p text:style-name="Preformatted_20_Text"/>
      <text:p text:style-name="Preformatted_20_Text">2) blast representative sequence of each cluster</text:p>
      <text:p text:style-name="Preformatted_20_Text"/>
      <text:p text:style-name="Preformatted_20_Text">blastp -query cow.small.faa -db human.1.protein.faa -out cow_vs_human_blast_results.fasta</text:p>
      <text:p text:style-name="Preformatted_20_Text"/>
      <text:p text:style-name="Preformatted_20_Text">3) select blast hits with 50% similarity</text:p>
      <text:p text:style-name="Preformatted_20_Text"/>
      <text:p text:style-name="Preformatted_20_Text"/>
      <text:p text:style-name="Preformatted_20_Text">4) make tree </text:p>
      <text:p text:style-name="Preformatted_20_Text"/>
      <text:p text:style-name="Preformatted_20_Text">muscle -in /home/sedreh/Downloads/cdhit-master/psi-cd-hit/complete/complete.1 -out /home/sedreh/complete.1.alignment</text:p>
      <text:p text:style-name="Preformatted_20_Text">iqtree -s /home/sedreh/Desktop/example/CLEANED_ALIGN -bb 1000 -alrt 1000 -nt 6 </text:p>
      <text:p text:style-name="Preformatted_20_Text"/>
      <text:p text:style-name="Preformatted_20_Text">5) Compare them with previous trees</text:p>
      <text:p text:style-name="Preformatted_20_Text"/>
      <text:p text:style-name="Preformatted_20_Text"/>
      <text:p text:style-name="Preformatted_20_Text"/>
      <text:p text:style-name="Preformatted_20_Text">export PATH="$PATH:/path/to/dir"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8T11:36:17.838147817</dc:date>
    <meta:editing-duration>PT1M34S</meta:editing-duration>
    <meta:editing-cycles>1</meta:editing-cycles>
    <meta:document-statistic meta:table-count="0" meta:image-count="0" meta:object-count="0" meta:page-count="4" meta:paragraph-count="95" meta:word-count="697" meta:character-count="6453" meta:non-whitespace-character-count="5841"/>
    <meta:generator>LibreOffice/6.0.7.3$Linux_X86_64 LibreOffice_project/00m0$Build-3</meta:generator>
  </office:meta>
</office:document-meta>
</file>